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September 2016</text:p>
            <text:p text:style-name="P1"/>
            <text:p text:style-name="P1"><text:span text:style-name="T1">review of material done so far</text:span></text:p>
            <text:p text:style-name="P1"><text:span text:style-name="T1"/></text:p>
            <text:p text:style-name="P1"><text:span text:style-name="T1"/></text:p>
            <text:p text:style-name="P1"><text:span text:style-name="T1">(not presented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 of lessons so fa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1"/>
            <text:p text:style-name="P1">Rhubarb, rhubarb, rhubarb, rhubarb, rhubarb, rhubarb, rhubarb, rhubarb, rhubarb, rhubarb, rhubarb, rhubarb,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20<text:span text:style-name="T2">th</text:span> Jan 2016</text:p>
            <text:p text:style-name="P1"/>
            <text:p text:style-name="P1">The switch function</text:p>
            <text:p text:style-name="P1">Strings are arrays of char, null terminated.</text:p>
            <text:p text:style-name="P1"/>
            <text:p text:style-name="P1">Simple string functions:-</text:p>
            <text:p text:style-name="P1">strlen - length</text:p>
            <text:p text:style-name="P1">toupper()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27<text:span text:style-name="T2">th</text:span> Jan 2016</text:p>
            <text:p text:style-name="P1"/>
            <text:p text:style-name="P1">String functions.</text:p>
            <text:p text:style-name="P1">reading the keyboard - gets()</text:p>
            <text:p text:style-name="P1">Dangers of gets()</text:p>
            <text:p text:style-name="P1">Strcmp, strcpy, strcat - what do they do?</text:p>
            <text:p text:style-name="P1">Buffer overflows</text:p>
            <text:p text:style-name="P1">strtol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3<text:span text:style-name="T2">rd</text:span> Feb 2016</text:p>
            <text:p text:style-name="P1"/>
            <text:p text:style-name="P1">State diagrams</text:p>
            <text:p text:style-name="P1"/>
            <text:p text:style-name="P1">Enumerations.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17<text:span text:style-name="T2">th</text:span> Feb 2016</text:p>
            <text:p text:style-name="P1"/>
            <text:p text:style-name="P1">Unary and binary functions - what's the difference?</text:p>
            <text:p text:style-name="P1"/>
            <text:p text:style-name="P1">We added % (modulo) and ^ (raising to a power) functions.</text:p>
            <text:p text:style-name="P1"/>
            <text:p text:style-name="P1">Powerl() funct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24<text:span text:style-name="T2">th</text:span> Feb 2016</text:p>
            <text:p text:style-name="P1"/>
            <text:p text:style-name="P1">Test driven development - TDD. <text:s/>Writing the tests that the function should pass before writing the function itself. <text:s/>This helps to do what?</text:p>
            <text:p text:style-name="P1"/>
            <text:p text:style-name="P1">Factorial</text:p>
            <text:p text:style-name="P1">What is the factorial function?</text:p>
            <text:p text:style-name="P1">What were the two ways of calculating it that we looked <text:s/>at?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tl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1"/>
            <text:p text:style-name="P1">Rhubarb, rhubarb, rhubarb, rhubarb, rhubarb, rhubarb, rhubarb, rhubarb, rhubarb, rhubarb, rhubarb, rhubarb,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27T13:26:36.576812063</dc:date>
    <dc:creator>Mark Woodrow</dc:creator>
    <meta:editing-duration>P3DT12H23M14S</meta:editing-duration>
    <meta:editing-cycles>57</meta:editing-cycles>
    <meta:generator>LibreOffice/4.2.8.2$Linux_x86 LibreOffice_project/420m0$Build-2</meta:generator>
    <meta:document-statistic meta:object-count="55"/>
  </office:meta>
</office:document-meta>
</file>